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2" fo:font-weight="bold" officeooo:rsid="000a3748" officeooo:paragraph-rsid="000a3748" style:font-weight-asian="bold" style:font-weight-complex="bold"/>
    </style:style>
    <style:style style:name="P2" style:family="paragraph" style:parent-style-name="Standard">
      <style:text-properties style:font-name="Arial2" officeooo:rsid="000a3748" officeooo:paragraph-rsid="000a3748"/>
    </style:style>
    <style:style style:name="P3" style:family="paragraph" style:parent-style-name="Standard">
      <style:text-properties style:font-name="Arial2" fo:font-weight="bold" officeooo:rsid="000a3748" officeooo:paragraph-rsid="000a3748" style:font-weight-asian="bold" style:font-weight-complex="bold"/>
    </style:style>
    <style:style style:name="P4" style:family="paragraph" style:parent-style-name="Standard">
      <style:text-properties style:font-name="Arial2" fo:font-weight="normal" officeooo:rsid="001a4941" officeooo:paragraph-rsid="001a4941" style:font-weight-asian="normal" style:font-weight-complex="normal"/>
    </style:style>
    <style:style style:name="P5" style:family="paragraph" style:parent-style-name="Standard">
      <style:text-properties style:font-name="Arial2" fo:font-weight="normal" officeooo:rsid="001a4941" officeooo:paragraph-rsid="001c4817" style:font-weight-asian="normal" style:font-weight-complex="normal"/>
    </style:style>
    <style:style style:name="P6" style:family="paragraph" style:parent-style-name="Standard">
      <style:text-properties style:font-name="Arial2" fo:font-weight="normal" officeooo:rsid="00126a5e" officeooo:paragraph-rsid="00126a5e" style:font-weight-asian="normal" style:font-weight-complex="normal"/>
    </style:style>
    <style:style style:name="P7" style:family="paragraph" style:parent-style-name="Standard">
      <style:text-properties style:font-name="Arial2" fo:font-weight="normal" officeooo:rsid="0013fe81" officeooo:paragraph-rsid="0013fe81" style:font-weight-asian="normal" style:font-weight-complex="normal"/>
    </style:style>
    <style:style style:name="P8" style:family="paragraph" style:parent-style-name="Standard">
      <style:text-properties style:font-name="Arial2" officeooo:rsid="000a3748" officeooo:paragraph-rsid="0013fe81"/>
    </style:style>
    <style:style style:name="P9" style:family="paragraph" style:parent-style-name="Standard">
      <style:text-properties style:font-name="Arial2" fo:font-weight="normal" officeooo:rsid="000a3748" officeooo:paragraph-rsid="000a3748" style:font-weight-asian="normal" style:font-weight-complex="normal"/>
    </style:style>
    <style:style style:name="P10" style:family="paragraph" style:parent-style-name="Standard">
      <style:text-properties style:font-name="Arial2" fo:font-weight="normal" officeooo:rsid="000f536c" officeooo:paragraph-rsid="000f536c" style:font-weight-asian="normal" style:font-weight-complex="normal"/>
    </style:style>
    <style:style style:name="P11" style:family="paragraph" style:parent-style-name="Standard">
      <style:text-properties style:font-name="Arial2" officeooo:rsid="000a3748" officeooo:paragraph-rsid="001fb055"/>
    </style:style>
    <style:style style:name="P12" style:family="paragraph" style:parent-style-name="Standard">
      <style:text-properties style:font-name="Arial2" fo:font-weight="normal" officeooo:rsid="001fa888" officeooo:paragraph-rsid="001fa888" style:font-weight-asian="normal" style:font-weight-complex="normal"/>
    </style:style>
    <style:style style:name="P13" style:family="paragraph" style:parent-style-name="Standard">
      <style:text-properties style:font-name="Arial2" fo:font-weight="bold" officeooo:rsid="000c0075" officeooo:paragraph-rsid="000c0075" style:font-weight-asian="bold" style:font-weight-complex="bold"/>
    </style:style>
    <style:style style:name="P14" style:family="paragraph" style:parent-style-name="Standard">
      <style:text-properties style:font-name="Arial2" fo:font-weight="normal" officeooo:rsid="000c0075" officeooo:paragraph-rsid="000c007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0075"/>
    </style:style>
    <style:style style:name="T3" style:family="text">
      <style:text-properties officeooo:rsid="000a3748"/>
    </style:style>
    <style:style style:name="T4" style:family="text">
      <style:text-properties officeooo:rsid="001c4817"/>
    </style:style>
    <style:style style:name="T5" style:family="text">
      <style:text-properties officeooo:rsid="0015c3d0"/>
    </style:style>
    <style:style style:name="T6" style:family="text">
      <style:text-properties officeooo:rsid="00190478"/>
    </style:style>
    <style:style style:name="T7" style:family="text">
      <style:text-properties officeooo:rsid="000eadff"/>
    </style:style>
    <style:style style:name="T8" style:family="text">
      <style:text-properties officeooo:rsid="000d3ac1"/>
    </style:style>
    <style:style style:name="T9" style:family="text">
      <style:text-properties officeooo:rsid="000caa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 automatic reproducibility checking pipeline for the Learning Analytics</text:p>
      <text:p text:style-name="P1">academic community</text:p>
      <text:p text:style-name="P2"/>
      <text:p text:style-name="P2">Bachelorarbeit Struktur und Zeitplanung<text:line-break/><text:line-break/><text:span text:style-name="T1">Struktur einer typischen Bachelorarbeit</text:span></text:p>
      <text:p text:style-name="P2"/>
      <text:p text:style-name="P3">Einleitung <text:span text:style-name="T2">(3-4 Seiten?)</text:span>:</text:p>
      <text:p text:style-name="P4">Abstract</text:p>
      <text:p text:style-name="P5">Introduction → <text:span text:style-name="T3">Reproducibility </text:span><text:span text:style-name="T4">Bedeutung, Ziel, Forschungsfragen</text:span></text:p>
      <text:p text:style-name="P2">Aufbau der Arbeit</text:p>
      <text:p text:style-name="P2"/>
      <text:p text:style-name="P3">Theoretischer Hintergrund <text:span text:style-name="T2">(10-12 Seiten?)</text:span>:</text:p>
      <text:p text:style-name="P6">Was ist Open Science</text:p>
      <text:p text:style-name="P6"/>
      <text:p text:style-name="P7">Was ist Education Technology and Learnign Analytics → LAK</text:p>
      <text:p text:style-name="P7"/>
      <text:p text:style-name="P8">Auf LAK’25 beziehen, Was ist das? Warum Reproducibility da wichtig? </text:p>
      <text:p text:style-name="P8">→ Was erhofft man sich durch die Analyse?</text:p>
      <text:p text:style-name="P8">(Gibt es schon ähnliche Analysen von Reproduciblity in diesem Bereich? Was kam dabei raus?→ <text:span text:style-name="T5">nsf LAK 23 Paper</text:span>)</text:p>
      <text:p text:style-name="P8"/>
      <text:p text:style-name="P9">Reproducibility in Forschung, Definition<text:span text:style-name="T6">en</text:span>, Merkmale, usw.</text:p>
      <text:p text:style-name="P9">Wie kann man Reproducibility bewerten und verbessern.</text:p>
      <text:p text:style-name="P9">-&gt;Herausforderungen dabei</text:p>
      <text:p text:style-name="P2"/>
      <text:p text:style-name="P2"/>
      <text:p text:style-name="P3">Methodik <text:span text:style-name="T2">(4-6 Seiten?)</text:span>:</text:p>
      <text:p text:style-name="P10"/>
      <text:p text:style-name="P10">Reproducibility Check-Liste von Ja/Nein Kriterien erstellen.</text:p>
      <text:p text:style-name="P3"/>
      <text:p text:style-name="P9">Auf Grund der Merkmale aus theoretischen Teil, Prototypen erstellen, der Reproduciblity bewertet. </text:p>
      <text:p text:style-name="P9">→ Mit Hilfe von <text:span text:style-name="T7">RAG</text:span>. Wahrscheinlich Python wegen ML Bibliotheken</text:p>
      <text:p text:style-name="P9">→ Was ist <text:span text:style-name="T7">RAG</text:span>? Warum dafür geeignet?</text:p>
      <text:p text:style-name="P9"/>
      <text:p text:style-name="P11">Beschreibung des Vorgehens</text:p>
      <text:p text:style-name="P11"/>
      <text:p text:style-name="P12">LAK25 proceedings, 15? manuell bewerten lassen mit Checkliste und dann vergleichen Protoypen vs manuell</text:p>
      <text:p text:style-name="P2"/>
      <text:p text:style-name="P2"/>
      <text:p text:style-name="P3">Empirischer Teil (<text:span text:style-name="T2">5-7 Seiten?)</text:span>:</text:p>
      <text:p text:style-name="P2">Datenerhebung und -auswertung</text:p>
      <text:p text:style-name="P2">Darstellung der Ergebnisse <text:span text:style-name="T2">(Tabellen, Visualisierungen)</text:span></text:p>
      <text:p text:style-name="P2"/>
      <text:p text:style-name="P3">Diskussion <text:span text:style-name="T2">(4-6 </text:span><text:span text:style-name="T8">Seiten?</text:span><text:span text:style-name="T2">) </text:span>:</text:p>
      <text:p text:style-name="P2">Einordnung der Ergebnisse → Ist Reproducibility-Stand ausbaufähig? </text:p>
      <text:p text:style-name="P2">Beantwortung der Forschungsfrage</text:p>
      <text:p text:style-name="P2">Kritische Reflexion → Wie gut ist der Prototyp zur Bewertung? (Händisch vielleicht überprüfen?)</text:p>
      <text:p text:style-name="P2"/>
      <text:p text:style-name="P3"><text:soft-page-break/>Fazit und Ausblick <text:span text:style-name="T2">(2-3 Seiten?):</text:span></text:p>
      <text:p text:style-name="P2"><text:span text:style-name="T2">Kernaussagen, </text:span>Arbeit reflektieren und zusammenfassen. Was sollte man in Zukunft beachten, was ist schon gut so.</text:p>
      <text:p text:style-name="P2"/>
      <text:p text:style-name="P2"/>
      <text:p text:style-name="P13">Zeitplanung (Insgesamt 16 Wochen bis Abgabe):</text:p>
      <text:p text:style-name="P14">1.-2. Woche: Vorbereitung (Literaturrecherche, Grober Leitfaden überarbeiten, Literatur lesen und verstehen)</text:p>
      <text:p text:style-name="P14">3.-5. Woche: <text:span text:style-name="T1">Theoretischer Hintergrund</text:span> schreiben</text:p>
      <text:p text:style-name="P14">6.-9. Woche: <text:span text:style-name="T1">Prototypen</text:span> erstellen und <text:span text:style-name="T1">Methodik</text:span> beschreiben</text:p>
      <text:p text:style-name="P14">10.-11. Woche: <text:span text:style-name="T1">Empirischer Teil </text:span>auswerten und schreiben</text:p>
      <text:p text:style-name="P14">12.-13. Woche: <text:span text:style-name="T1">Fazit, Ausblick und Einleitung</text:span> schreiben</text:p>
      <text:p text:style-name="P14">14.-16. Woche: <text:span text:style-name="T9">Formatierung, Korrekturlesen, Drucken, Abgab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7T14:13:15.085000000</meta:creation-date>
    <dc:date>2025-05-13T12:09:46.511000000</dc:date>
    <meta:editing-duration>PT10M40S</meta:editing-duration>
    <meta:editing-cycles>19</meta:editing-cycles>
    <meta:generator>LibreOffice/24.8.6.2$Windows_X86_64 LibreOffice_project/6d98ba145e9a8a39fc57bcc76981d1fb1316c60c</meta:generator>
    <meta:document-statistic meta:table-count="0" meta:image-count="0" meta:object-count="0" meta:page-count="2" meta:paragraph-count="39" meta:word-count="264" meta:character-count="2076" meta:non-whitespace-character-count="1847"/>
  </office:meta>
</office:document-meta>
</file>